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32B00000373375FF0DF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000000" draw:fill="none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solid" draw:fill-color="#ff3333" draw:textarea-vertical-align="middle"/>
    </style:style>
    <style:style style:name="gr4" style:family="graphic" style:parent-style-name="standard">
      <style:graphic-properties draw:stroke="dash" draw:stroke-dash="Ultrafine_20_Dashed" svg:stroke-width="0.05cm" svg:stroke-color="#ff3333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solid" draw:fill-color="#ff333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color="#ffffff" fo:font-size="11pt" style:font-size-asian="11pt" style:font-size-complex="11pt"/>
    </style:style>
    <style:style style:name="T1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fo:font-size="11pt" style:font-size-asian="11pt" style:font-size-complex="11pt"/>
    </style:style>
    <style:style style:name="T3" style:family="text">
      <style:text-properties fo:color="#ffffff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251cm" svg:height="17.659cm" svg:x="0.66cm" svg:y="0.76cm">
            <draw:image xlink:href="Pictures/100000000000032B00000373375FF0DF.jpg" xlink:type="simple" xlink:show="embed" xlink:actuate="onLoad">
              <text:p/>
            </draw:image>
          </draw:frame>
          <draw:g>
            <draw:ellipse draw:style-name="gr2" draw:text-style-name="P1" draw:layer="layout" svg:width="2.87cm" svg:height="0.864cm" svg:x="4.976cm" svg:y="6.348cm">
              <text:p/>
            </draw:ellipse>
            <draw:ellipse draw:style-name="gr3" draw:text-style-name="P2" draw:layer="layout" svg:width="0.889cm" svg:height="0.812cm" svg:x="7.47cm" svg:y="6.406cm">
              <text:p text:style-name="P1"><text:span text:style-name="T1">1</text:span></text:p>
            </draw:ellipse>
          </draw:g>
          <draw:g>
            <draw:ellipse draw:style-name="gr2" draw:text-style-name="P1" draw:layer="layout" svg:width="2.87cm" svg:height="0.864cm" svg:x="4.965cm" svg:y="8.145cm">
              <text:p/>
            </draw:ellipse>
            <draw:ellipse draw:style-name="gr3" draw:text-style-name="P2" draw:layer="layout" svg:width="0.889cm" svg:height="0.812cm" svg:x="7.459cm" svg:y="8.203cm">
              <text:p text:style-name="P1"><text:span text:style-name="T1">2</text:span></text:p>
            </draw:ellipse>
          </draw:g>
          <draw:custom-shape draw:style-name="gr4" draw:text-style-name="P1" xml:id="id1" draw:id="id1" draw:layer="layout" svg:width="8.154cm" svg:height="2.082cm" svg:x="5.204cm" svg:y="9.9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xml:id="id2" draw:id="id2" draw:layer="layout" svg:width="8.154cm" svg:height="0.67cm" svg:x="5.205cm" svg:y="12.3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" draw:text-style-name="P3" draw:layer="layout" svg:width="3.829cm" svg:height="2.108cm" svg:x="14.405cm" svg:y="10.641cm">
              <text:p text:style-name="P1"><text:span text:style-name="T2"><text:s/></text:span><text:span text:style-name="T2">Copy-paste the</text:span><text:span text:style-name="T2"><text:line-break/></text:span><text:span text:style-name="T2"> “</text:span><text:span text:style-name="T3">Image_details</text:span><text:span text:style-name="T2">”</text:span></text:p>
              <text:p text:style-name="P1"><text:span text:style-name="T2"><text:s/></text:span><text:span text:style-name="T2">And update the</text:span></text:p>
              <text:p text:style-name="P1"><text:span text:style-name="T2"><text:s/>“</text:span><text:span text:style-name="T2">comment”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7" draw:text-style-name="P1" draw:layer="layout" draw:type="curve" draw:line-skew="0.615cm" svg:x1="13.358cm" svg:y1="11.022cm" svg:x2="13.359cm" svg:y2="12.729cm" draw:start-shape="id1" draw:start-glue-point="1" draw:end-shape="id2" draw:end-glue-point="1" svg:d="M13358 11022c1711 0 1711 1707 1 1707">
              <text:p/>
            </draw:connector>
            <draw:ellipse draw:style-name="gr3" draw:text-style-name="P2" draw:layer="layout" svg:width="0.889cm" svg:height="0.812cm" svg:x="14.028cm" svg:y="11.252cm">
              <text:p text:style-name="P1"><text:span text:style-name="T1">3</text:span></text:p>
            </draw:ellipse>
          </draw:g>
          <draw:g>
            <draw:ellipse draw:style-name="gr2" draw:text-style-name="P1" draw:layer="layout" svg:width="7.61cm" svg:height="0.864cm" svg:x="7.414cm" svg:y="14.142cm">
              <text:p/>
            </draw:ellipse>
            <draw:ellipse draw:style-name="gr3" draw:text-style-name="P2" draw:layer="layout" svg:width="0.889cm" svg:height="0.812cm" svg:x="14.648cm" svg:y="14.2cm">
              <text:p text:style-name="P1"><text:span text:style-name="T1">4</text:span></text:p>
            </draw:ellipse>
          </draw:g>
          <draw:g>
            <draw:ellipse draw:style-name="gr2" draw:text-style-name="P1" draw:layer="layout" svg:width="2.87cm" svg:height="0.864cm" svg:x="8.854cm" svg:y="17.542cm">
              <text:p/>
            </draw:ellipse>
            <draw:ellipse draw:style-name="gr3" draw:text-style-name="P2" draw:layer="layout" svg:width="0.889cm" svg:height="0.812cm" svg:x="11.348cm" svg:y="17.6cm">
              <text:p text:style-name="P1"><text:span text:style-name="T1">5</text:span></text:p>
            </draw:ellips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12-21T23:50:51</dc:date>
    <dc:creator>Francois Abel</dc:creator>
    <meta:generator>OpenOffice/4.1.6$Unix OpenOffice.org_project/416m1$Build-9790</meta:generator>
    <meta:editing-duration>PT22M13S</meta:editing-duration>
    <meta:editing-cycles>8</meta:editing-cycles>
    <meta:document-statistic meta:object-count="20"/>
  </office:meta>
</office:document-meta>
</file>